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7.031cm" fo:min-width="18.663cm"/>
    </style:style>
    <style:style style:name="gr3" style:family="graphic" style:parent-style-name="standard">
      <style:graphic-properties draw:stroke="solid" svg:stroke-color="#ff3333" draw:fill="none" draw:fill-color="#ffffff" draw:textarea-horizontal-align="left" draw:auto-grow-height="true" draw:auto-grow-width="true" fo:min-height="0.805cm" fo:min-width="1.907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color="#000000" draw:fill="none" draw:fill-color="#ffffff" draw:textarea-horizontal-align="left" draw:auto-grow-height="true" draw:auto-grow-width="true" fo:min-height="7.237cm" fo:min-width="21.193cm"/>
    </style:style>
    <style:style style:name="gr7" style:family="graphic" style:parent-style-name="standard">
      <style:graphic-properties draw:stroke="none" svg:stroke-color="#000000" draw:fill="none" draw:fill-color="#ffffff" draw:textarea-horizontal-align="left" draw:auto-grow-height="true" draw:auto-grow-width="true" fo:min-height="3.116cm" fo:min-width="18.663cm"/>
    </style:style>
    <style:style style:name="gr8" style:family="graphic" style:parent-style-name="standard">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color="#000000" draw:fill="none" draw:fill-color="#ffffff" draw:textarea-horizontal-align="left" draw:auto-grow-height="true" draw:auto-grow-width="true" fo:min-height="0.805cm" fo:min-width="2.893cm"/>
    </style:style>
    <style:style style:name="gr10" style:family="graphic" style:parent-style-name="standard">
      <style:graphic-properties draw:stroke="none" svg:stroke-color="#000000" draw:fill="none" draw:fill-color="#ffffff" draw:textarea-horizontal-align="left" draw:auto-grow-height="true" draw:auto-grow-width="true" fo:min-height="0.805cm" fo:min-width="3.812cm"/>
    </style:style>
    <style:style style:name="gr11" style:family="graphic" style:parent-style-name="standard">
      <style:graphic-properties draw:stroke="none" svg:stroke-color="#000000" draw:fill="none" draw:fill-color="#ffffff" draw:textarea-horizontal-align="left" draw:auto-grow-height="true" draw:auto-grow-width="true" fo:min-height="0.805cm" fo:min-width="5.455cm"/>
    </style:style>
    <style:style style:name="pr1" style:family="presentation" style:parent-style-name="タイトル_20_スライド-notes">
      <style:graphic-properties draw:fill-color="#ffffff" fo:min-height="13.364cm"/>
    </style:style>
    <style:style style:name="pr2" style:family="presentation" style:parent-style-name="タイトルとコンテンツ-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style>
    <style:style style:name="P4" style:family="paragraph">
      <loext:graphic-properties draw:fill="none" draw:fill-color="#ffffff"/>
      <style:text-properties fo:color="#ff3333"/>
    </style:style>
    <style:style style:name="P5" style:family="paragraph">
      <loext:graphic-properties draw:fill-color="#ffffff"/>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fo:hyphenate="false"/>
    </style:style>
    <style:style style:name="P8" style:family="paragraph">
      <loext:graphic-properties draw:fill-color="#ffffff"/>
      <style:text-properties style:font-size-asian="20pt"/>
    </style:style>
    <style:style style:name="P9" style:family="paragraph">
      <loext:graphic-properties draw:fill-color="#ffffff"/>
      <style:text-properties fo:font-size="20pt"/>
    </style:style>
    <style:style style:name="P10" style:family="paragraph">
      <loext:graphic-properties draw:fill="none" draw:fill-color="#ffffff"/>
      <style:text-properties fo:font-size="18pt"/>
    </style:style>
    <style:style style:name="P11" style:family="paragraph">
      <loext:graphic-properties draw:fill="none" draw:fill-color="#ffffff"/>
      <style:text-properties fo:color="#ff3333" style:font-size-asian="18pt"/>
    </style:style>
    <style:style style:name="T1" style:family="text">
      <style:text-properties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ff3333"/>
    </style:style>
    <style:style style:name="T4" style:family="text">
      <style:text-properties fo:font-size="18pt"/>
    </style:style>
    <style:style style:name="T5" style:family="text">
      <style:text-properties fo:color="#ff3333" style:font-size-asian="18pt"/>
    </style:style>
    <style:style style:name="T6" style:family="text">
      <style:text-properties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draw:custom-shape draw:name="テキスト ボックス 3" draw:style-name="gr1" draw:text-style-name="P2" draw:layer="layout" svg:width="12.339cm" svg:height="1.436cm" svg:x="7.014cm" svg:y="0.818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6" draw:style-name="gr1" draw:text-style-name="P2" draw:layer="layout" svg:width="23.152cm" svg:height="5.583cm" svg:x="0.725cm" svg:y="4.228cm">
          <text:p text:style-name="P1"><text:span text:style-name="T2">- </text:span><text:span text:style-name="T2">データ構造を統一 </text:span></text:p>
          <text:p text:style-name="P1"><text:span text:style-name="T2">　　</text:span><text:span text:style-name="T2">=&gt; NIMS </text:span><text:span text:style-name="T2">Standard </text:span><text:span text:style-name="T2">SpreadSheet</text:span></text:p>
          <text:p text:style-name="P1"><text:span text:style-name="T2"><text:s text:c="6"/></text:span><text:span text:style-name="T2">（データ形式</text:span><text:span text:style-name="T2">=</text:span><text:span text:style-name="T2">データ構造となる</text:span><text:span text:style-name="T2">ような厳密解釈を目</text:span><text:span text:style-name="T2">指す）</text:span></text:p>
          <text:p text:style-name="P1"><text:span text:style-name="T2">- </text:span><text:span text:style-name="T2">シンプルなデータ</text:span><text:span text:style-name="T2">構造のみを扱う </text:span></text:p>
          <text:p text:style-name="P1"><text:span text:style-name="T2">　　</text:span><text:span text:style-name="T2">=&gt; CSV</text:span></text:p>
          <text:p text:style-name="P1"><text:span text:style-name="T2">- </text:span><text:span text:style-name="T2">統一されたデータ</text:span><text:span text:style-name="T2">構造パラダイムの下</text:span><text:span text:style-name="T2">でデータを扱う </text:span></text:p>
          <text:p text:style-name="P1"><text:span text:style-name="T2">　　</text:span><text:span text:style-name="T2">=&gt; </text:span><text:span text:style-name="T2">シンプルで</text:span><text:span text:style-name="T2">最低限のオペレー</text:span><text:span text:style-name="T2">ション定義 </text:span><text:span text:style-name="T2">=&gt; NIMS</text:span><text:span text:style-name="T2">オリジナルな定義言</text:span><text:span text:style-name="T2">語 </text:span></text:p>
          <draw:enhanced-geometry draw:mirror-horizontal="false" draw:mirror-vertical="false" svg:viewBox="0 0 23149 558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2.404cm" svg:height="1.013cm" svg:x="0.35cm" svg:y="2.8cm">
          <text:p text:style-name="P1"><text:span text:style-name="T2">目的：</text:span></text:p>
          <draw:enhanced-geometry draw:mirror-horizontal="false" draw:mirror-vertical="false" svg:viewBox="0 0 240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9.163cm" svg:height="7.281cm" svg:x="2.037cm" svg:y="9.919cm">
          <draw:text-box>
            <text:p>定義言語 tq：</text:p>
            <text:p>&lt;head&gt;::=&lt;ref-label&gt;?&lt;reference&gt;?&lt;operator&gt;?&lt;name&gt;?&lt;bind&gt;?;</text:p>
            <text:p>&lt;ref-label&gt;::=(’#’|’##’)&lt;num&gt;+;</text:p>
            <text:p>&lt;reference&gt;::=’$’(’#’|’##’)&lt;num&gt;+;</text:p>
            <text:p>&lt;operator&gt;::='$'&lt;name&gt;'$'</text:p>
            <text:p>&lt;name&gt;::=&lt;char&gt;+;</text:p>
            <text:p>&lt;bind&gt;::=’[’(&lt;num&gt;+(,&lt;num&gt;+)*)?’]’;</text:p>
            <text:p>&lt;T-form&gt;::=&lt;head&gt;(’(’(&lt;T-form&gt;(’,’&lt;T-form&gt;)*)?’)’)*;</text:p>
          </draw:text-box>
        </draw:frame>
        <draw:frame draw:style-name="gr3" draw:text-style-name="P4" draw:layer="layout" svg:width="2.407cm" svg:height="1.055cm" svg:x="0.094cm" svg:y="0.119cm">
          <draw:text-box>
            <text:p><text:span text:style-name="T3">新仕様</text:span></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タイトルとコンテンツ" presentation:presentation-page-layout-name="AL2T11">
        <draw:custom-shape draw:name="テキスト ボックス 3" draw:style-name="gr1" draw:text-style-name="P6" draw:layer="layout" svg:width="19.637cm" svg:height="8.633cm" svg:x="0.401cm" svg:y="3.313cm">
          <text:p text:style-name="P1"><text:span text:style-name="T2">- </text:span><text:span text:style-name="T2">データ構造記述 </text:span><text:span text:style-name="T2">= NS3 + CSV + tq</text:span></text:p>
          <text:p text:style-name="P1"><text:span text:style-name="T2">- NIMS Standard SpreadSheet</text:span><text:span text:style-name="T2">形式</text:span><text:span text:style-name="T2">(NS3)</text:span><text:span text:style-name="T2">は、前述</text:span><text:span text:style-name="T2">&lt;T-form&gt;</text:span><text:span text:style-name="T2">で表現される</text:span><text:span text:style-name="T2">:</text:span></text:p>
          <text:p text:style-name="P1"><text:span text:style-name="T2"><text:s text:c="4"/></text:span><text:span text:style-name="T2">NS3:: &lt;Dataset&gt;</text:span></text:p>
          <text:p text:style-name="P1"><text:span text:style-name="T2"><text:s text:c="4"/></text:span><text:span text:style-name="T2">&lt;Dataset&gt;::=’(‘&lt;Line&gt;(‘,’&lt;Line&gt;)*’)’</text:span></text:p>
          <text:p text:style-name="P1"><text:span text:style-name="T2"><text:s text:c="4"/></text:span><text:span text:style-name="T2">&lt;Line&gt;::=’(‘&lt;Cell&gt;(‘,’&lt;Cell&gt;)*’)’</text:span></text:p>
          <text:p text:style-name="P1"><text:span text:style-name="T2"><text:s text:c="4"/></text:span><text:span text:style-name="T2">&lt;Cell&gt;::=’(‘&lt;Item&gt;’,’’Quantity’’(‘&lt;Value&gt;’,’&lt;Unit&gt;’)’’)’ </text:span></text:p>
          <text:p text:style-name="P1"><text:span text:style-name="T2"><text:s text:c="16"/></text:span><text:span text:style-name="T2">| ‘(‘&lt;Item&gt;’,’&lt;Type&gt;’(‘&lt;Value&gt;’)’’)’</text:span></text:p>
          <text:p text:style-name="P1"><text:span text:style-name="T2">- CSV:</text:span></text:p>
          <text:p text:style-name="P1"><text:span text:style-name="T2"><text:s text:c="2"/></text:span><text:span text:style-name="T2">厳密に</text:span><text:span text:style-name="T2">CSV</text:span><text:span text:style-name="T2">のみ</text:span></text:p>
          <text:p text:style-name="P1"><text:span text:style-name="T2">- </text:span><text:span text:style-name="T2">データ形式定義言語 </text:span><text:span text:style-name="T2">tq:</text:span></text:p>
          <text:p text:style-name="P1"><text:span text:style-name="T2"><text:s text:c="2"/></text:span><text:span text:style-name="T2">NIMS</text:span><text:span text:style-name="T2">のオリジナル構造定義言語（前述）</text:span></text:p>
          <draw:enhanced-geometry draw:mirror-horizontal="false" draw:mirror-vertical="false" svg:viewBox="0 0 12404 48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3.674cm" svg:height="1.013cm" svg:x="0.1cm" svg:y="2.3cm">
          <text:p text:style-name="P1"><text:span text:style-name="T2">構造定義：</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5" draw:text-style-name="P2" draw:layer="layout" svg:width="8.754cm" svg:height="3.299cm" svg:x="3.679cm" svg:y="7.018cm">
          <text:p/>
          <draw:enhanced-geometry draw:mirror-horizontal="false" draw:mirror-vertical="false" svg:viewBox="0 0 875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529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draw:custom-shape draw:name="テキスト ボックス 4" draw:style-name="gr1" draw:text-style-name="P7" draw:layer="layout" svg:width="4.309cm" svg:height="1.013cm" svg:x="0.108cm" svg:y="12.987cm">
          <text:p text:style-name="P1"><text:span text:style-name="T2">構造レベル：</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10.05cm" svg:height="1.773cm" svg:x="0.5cm" svg:y="14.027cm">
          <text:p text:style-name="P1"><text:span text:style-name="T2">- </text:span><text:span text:style-name="T2">言語木構造</text:span></text:p>
          <text:p text:style-name="P1"><text:span text:style-name="T2">- </text:span><text:span text:style-name="T2">言語が表す均質化</text:span><text:span text:style-name="T2">2</text:span><text:span text:style-name="T2">部グラフ構造</text:span></text:p>
          <draw:enhanced-geometry draw:mirror-horizontal="false" draw:mirror-vertical="false" svg:viewBox="0 0 367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タイトルとコンテンツ" presentation:presentation-page-layout-name="AL2T11">
        <draw:custom-shape draw:name="テキスト ボックス 3" draw:style-name="gr1" draw:text-style-name="P2" draw:layer="layout" svg:width="8.754cm" svg:height="3.297cm" svg:x="0.62cm" svg:y="11.463cm">
          <text:p text:style-name="P1"><text:span text:style-name="T2"><text:s text:c="2"/></text:span><text:span text:style-name="T2">- </text:span><text:span text:style-name="T2">項レファレンス：</text:span></text:p>
          <text:p text:style-name="P1"><text:span text:style-name="T2"><text:s text:c="4"/></text:span><text:span text:style-name="T2">#1($#1) =&gt; #1($#1@#1)</text:span></text:p>
          <text:p text:style-name="P1"><text:span text:style-name="T2"><text:s text:c="2"/></text:span><text:span text:style-name="T2">- </text:span><text:span text:style-name="T2">木レファレンス：</text:span></text:p>
          <text:p text:style-name="P1"><text:span text:style-name="T2"><text:s text:c="4"/></text:span><text:span text:style-name="T2">$##1(##1) =&gt; $##1@##1(##1)</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2" draw:layer="layout" svg:width="5.579cm" svg:height="1.013cm" svg:x="0.169cm" svg:y="10.462cm">
          <text:p text:style-name="P1"><text:span text:style-name="T2">レファレンス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6" draw:layer="layout" svg:width="6.853cm" svg:height="1.013cm" svg:x="0.265cm" svg:y="3.6cm">
          <text:p text:style-name="P1"><text:span text:style-name="T2">レファレンス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16.37cm" svg:height="2.537cm" svg:x="0.832cm" svg:y="4.663cm">
          <text:p text:style-name="P1"><text:span text:style-name="T2"><text:s text:c="2"/></text:span><text:span text:style-name="T2">- </text:span><text:span text:style-name="T2">グラフおよび均質化２部グラフ構造を表すための表現</text:span></text:p>
          <text:p text:style-name="P1"><text:span text:style-name="T2"><text:s text:c="2"/></text:span><text:span text:style-name="T2">- </text:span><text:span text:style-name="T2">項レファレンス</text:span></text:p>
          <text:p text:style-name="P1"><text:span text:style-name="T2"><text:s text:c="2"/></text:span><text:span text:style-name="T2">- </text:span><text:span text:style-name="T2">木レファレンス</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タイトルとコンテンツ" presentation:presentation-page-layout-name="AL2T11">
        <draw:custom-shape draw:name="テキスト ボックス 3" draw:style-name="gr1" draw:text-style-name="P7" draw:layer="layout" svg:width="8.06cm" svg:height="4.821cm" svg:x="0.668cm" svg:y="11.463cm">
          <text:p text:style-name="P1"><text:span text:style-name="T2">- ex.1</text:span><text:span text:style-name="T2">：</text:span></text:p>
          <text:p text:style-name="P1"><text:span text:style-name="T2"><text:s text:c="2"/></text:span><text:span text:style-name="T2">[1] =&gt; [1]%(A)</text:span></text:p>
          <text:p text:style-name="P1"><text:span text:style-name="T2">- ex.2</text:span><text:span text:style-name="T2">：</text:span></text:p>
          <text:p text:style-name="P1"><text:span text:style-name="T2"><text:s text:c="2"/></text:span><text:span text:style-name="T2">[2] =&gt; [2]%(A,B)</text:span></text:p>
          <text:p text:style-name="P1"><text:span text:style-name="T2">- ex.3</text:span><text:span text:style-name="T2">：</text:span></text:p>
          <text:p text:style-name="P1"><text:span text:style-name="T2"><text:s text:c="2"/></text:span><text:span text:style-name="T2">[2]([2]) =&gt; [2]([2])%(A,B,C,D)</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4.948cm" svg:height="1.013cm" svg:x="0.484cm" svg:y="10.462cm">
          <text:p text:style-name="P1"><text:span text:style-name="T2">バインドの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5.583cm" svg:height="1.013cm" svg:x="0.5cm" svg:y="3.6cm">
          <text:p text:style-name="P1"><text:span text:style-name="T2">バインド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5.447cm" svg:height="2.537cm" svg:x="0.993cm" svg:y="4.663cm">
          <text:p text:style-name="P1"><text:span text:style-name="T2">- </text:span><text:span text:style-name="T2">構造（ノード）に「値」をバインドするための表現</text:span></text:p>
          <text:p text:style-name="P1"><text:span text:style-name="T2">- </text:span><text:span text:style-name="T2">対象はリーフノードのみ</text:span></text:p>
          <text:p text:style-name="P1"><text:span text:style-name="T2">- </text:span><text:span text:style-name="T2">配列サイズは上位のノードから引き継がれる</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タイトルとコンテンツ" presentation:presentation-page-layout-name="AL2T11">
        <draw:custom-shape draw:name="テキスト ボックス 3" draw:style-name="gr1" draw:text-style-name="P7" draw:layer="layout" svg:width="14.173cm" svg:height="1.775cm" svg:x="0.5cm" svg:y="10.087cm">
          <text:p text:style-name="P1"><text:span text:style-name="T2">- </text:span><text:span text:style-name="T2">関数名部分を”オペレータ”と呼び明確化する</text:span></text:p>
          <text:p text:style-name="P1"><text:span text:style-name="T2">- </text:span><text:span text:style-name="T2">オペレータ表現は、</text:span><text:span text:style-name="T2">$&lt;name&gt;$</text:span><text:span text:style-name="T2">である</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6.214cm" svg:height="1.013cm" svg:x="0.086cm" svg:y="9.117cm">
          <text:p text:style-name="P1"><text:span text:style-name="T2">オペレータの定義：</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12.339cm" svg:height="1.436cm" svg:x="7.014cm" svg:y="0.691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8.369cm" svg:height="1.013cm" svg:x="0.074cm" svg:y="1.987cm">
          <text:p text:style-name="P1"><text:span text:style-name="T2">関数（</text:span><text:span text:style-name="T2">&lt;function&gt;</text:span><text:span text:style-name="T2">）の定義：</text:span></text:p>
          <draw:enhanced-geometry draw:mirror-horizontal="false" draw:mirror-vertical="false" svg:viewBox="0 0 6219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8.622cm" svg:height="5.583cm" svg:x="0.5cm" svg:y="2.979cm">
          <text:p text:style-name="P1"><text:span text:style-name="T2">- </text:span><text:span text:style-name="T2">より高度な操作に対応するため”関数”の概念を導入</text:span></text:p>
          <text:p text:style-name="P1"><text:span text:style-name="T2">- </text:span><text:span text:style-name="T2">木構造の変更を伴う効果をもたらすものは関数とする</text:span></text:p>
          <text:p text:style-name="P1"><text:span text:style-name="T2"><text:s text:c="2"/></text:span><text:span text:style-name="T2">（項参照は言語構造そのものなので関数ではない）</text:span></text:p>
          <text:p text:style-name="P1"><text:span text:style-name="T2">- </text:span><text:span text:style-name="T2">それ以外の効果をもたらすものも、場合によっては関数とする</text:span></text:p>
          <text:p text:style-name="P1"><text:span text:style-name="T2">- </text:span><text:span text:style-name="T2">今まで関数としていたものは、新仕様に表現変更される</text:span></text:p>
          <text:p text:style-name="P1"><text:span text:style-name="T2">- </text:span><text:span text:style-name="T2">関数の引数は、「自分自身以降の木」</text:span></text:p>
          <text:p text:style-name="P1"><text:span text:style-name="T2">- </text:span><text:span text:style-name="T2">関数表現による構造変更を「オペレーション」と呼ぶ</text:span></text:p>
          <draw:enhanced-geometry draw:mirror-horizontal="false" draw:mirror-vertical="false" svg:viewBox="0 0 20812 32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7" draw:layer="layout" svg:width="15.844cm" svg:height="3.299cm" svg:x="0.482cm" svg:y="13.73cm">
          <text:p text:style-name="P1"><text:span text:style-name="T2">- CSV</text:span><text:span text:style-name="T2">から</text:span><text:span text:style-name="T2">NS3</text:span><text:span text:style-name="T2">形式への変換</text:span></text:p>
          <text:p text:style-name="P1"><text:span text:style-name="T2">- </text:span><text:span text:style-name="T2">複数</text:span><text:span text:style-name="T2">CSV</text:span><text:span text:style-name="T2">ファイルの統合</text:span></text:p>
          <text:p text:style-name="P1"><text:span text:style-name="T2">　　（複数</text:span><text:span text:style-name="T2">CSV</text:span><text:span text:style-name="T2">ファイルから一つの</text:span><text:span text:style-name="T2">NS3</text:span><text:span text:style-name="T2">形式への変換）</text:span></text:p>
          <text:p text:style-name="P1"><text:span text:style-name="T2">- </text:span><text:span text:style-name="T2">辞書と</text:span><text:span text:style-name="T2">CSV</text:span><text:span text:style-name="T2">ファイルの統合</text:span></text:p>
          <draw:enhanced-geometry draw:mirror-horizontal="false" draw:mirror-vertical="false" svg:viewBox="0 0 15845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7" draw:layer="layout" svg:width="15.104cm" svg:height="1.013cm" svg:x="0.114cm" svg:y="12.762cm">
          <text:p text:style-name="P1"><text:span text:style-name="T2">オペレーション例（後のスライドより順次紹介）：</text:span></text:p>
          <draw:enhanced-geometry draw:mirror-horizontal="false" draw:mirror-vertical="false" svg:viewBox="0 0 1447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4" draw:layer="layout" svg:width="2.407cm" svg:height="1.055cm" svg:x="0.095cm" svg:y="0.12cm">
          <draw:text-box>
            <text:p><text:span text:style-name="T3">新仕様</text:span></text:p>
          </draw:text-box>
        </draw:frame>
        <presentation:notes draw:style-name="dp2">
          <draw:page-thumbnail draw:style-name="gr4"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タイトル_20_スライド" presentation:presentation-page-layout-name="AL1T0">
        <draw:custom-shape draw:name="テキスト ボックス 3" draw:style-name="gr1" draw:text-style-name="P7" draw:layer="layout" svg:width="12.339cm" svg:height="1.436cm" svg:x="7.014cm" svg:y="0.818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7" draw:layer="layout" svg:width="9.389cm" svg:height="1.013cm" svg:x="0.111cm" svg:y="2.587cm">
          <text:p text:style-name="P1"><text:span text:style-name="T2">処理ブロックとプリプロセス：</text:span></text:p>
          <draw:enhanced-geometry draw:mirror-horizontal="false" draw:mirror-vertical="false" svg:viewBox="0 0 2405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0" draw:layer="layout" svg:width="21.693cm" svg:height="7.487cm" svg:x="0.562cm" svg:y="7.7cm">
          <draw:text-box>
            <text:p><text:span text:style-name="T4">- </text:span><text:span text:style-name="T4">プリプロセス：</text:span></text:p>
            <text:p><text:span text:style-name="T4"><text:s text:c="4"/></text:span><text:span text:style-name="T4">(3),(4),(5)</text:span><text:span text:style-name="T4">についてはプリプロセスが可能（</text:span><text:span text:style-name="T4">{}</text:span><text:span text:style-name="T4">で括る、入れ子も可能）</text:span></text:p>
            <text:p><text:span text:style-name="T4"><text:s text:c="2"/></text:span><text:span text:style-name="T4">- (1),(2),&lt;</text:span><text:span text:style-name="T4">プリプロセス</text:span><text:span text:style-name="T4">&gt;,(3),(4),(5)</text:span><text:span text:style-name="T4">の順で処理が行われる</text:span></text:p>
            <text:p><text:span text:style-name="T4"><text:s text:c="2"/></text:span><text:span text:style-name="T4">- </text:span><text:span text:style-name="T4">プリプロセス後の</text:span><text:span text:style-name="T4">(1)~(3)</text:span><text:span text:style-name="T4">の結合表現は正しい</text:span><text:span text:style-name="T4">T</text:span><text:span text:style-name="T4">式であることを要求する</text:span></text:p>
            <text:p><text:span text:style-name="T4"><text:s text:c="2"/></text:span><text:span text:style-name="T4">- </text:span><text:span text:style-name="T4">ただし、プリプロセスの結果はチェックされない</text:span></text:p>
            <text:p><text:span text:style-name="T4"><text:s text:c="2"/></text:span><text:span text:style-name="T4">- tq</text:span><text:span text:style-name="T4">により行われるか他のプログラムにより行われるかは無頓着である</text:span></text:p>
            <text:p><text:span text:style-name="T4"><text:s text:c="2"/></text:span><text:span text:style-name="T4">- </text:span><text:span text:style-name="T4">プリプロセスでしか行えない操作があることを許す</text:span></text:p>
            <text:p><text:span text:style-name="T4"><text:s text:c="2"/></text:span><text:span text:style-name="T4">- </text:span><text:span text:style-name="T4">プリプロセス内のレファレンスのスコープはグローバルである</text:span></text:p>
            <text:p><text:span text:style-name="T4"><text:s text:c="2"/></text:span><text:span text:style-name="T4">- </text:span><text:span text:style-name="T4">プリプロセス後の表現は</text:span><text:span text:style-name="T4">{}</text:span><text:span text:style-name="T4">が保留される場合とそうでない場合がある</text:span></text:p>
          </draw:text-box>
        </draw:frame>
        <draw:frame draw:style-name="gr3" draw:text-style-name="P11" draw:layer="layout" svg:width="2.407cm" svg:height="1.055cm" svg:x="0.094cm" svg:y="0.119cm">
          <draw:text-box>
            <text:p><text:span text:style-name="T5">新仕様</text:span></text:p>
          </draw:text-box>
        </draw:frame>
        <draw:frame draw:style-name="gr7" draw:text-style-name="P10" draw:layer="layout" svg:width="19.163cm" svg:height="3.366cm" svg:x="0.562cm" svg:y="4cm">
          <draw:text-box>
            <text:p><text:span text:style-name="T4">- </text:span><text:span text:style-name="T4">処理ブロック：</text:span></text:p>
            <text:p><text:span text:style-name="T4"><text:s text:c="2"/></text:span><text:span text:style-name="T4">(1)&lt;ref-label&gt;(2)&lt;reference&gt;(4)&lt;operator&gt;(5)&lt;name&gt;(3)&lt;bind&gt;</text:span></text:p>
            <text:p><text:span text:style-name="T4"><text:s text:c="2"/></text:span><text:span text:style-name="T4">の</text:span><text:span text:style-name="T4">(1)~(3)</text:span><text:span text:style-name="T4">のパーツに対する処理を処理ブロックという。</text:span></text:p>
            <text:p><text:span text:style-name="T4"><text:s text:c="2"/></text:span><text:span text:style-name="T4">数字の順に処理が行われる。</text:span></text:p>
          </draw:text-box>
        </draw:frame>
        <presentation:notes draw:style-name="dp2">
          <draw:page-thumbnail draw:style-name="gr4"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タイトルとコンテンツ" presentation:presentation-page-layout-name="AL2T11">
        <draw:custom-shape draw:name="テキスト ボックス 3" draw:style-name="gr1" draw:text-style-name="P2" draw:layer="layout" svg:width="10.046cm" svg:height="1.013cm" svg:x="0.105cm" svg:y="10.111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2" draw:layer="layout" svg:width="16.801cm" svg:height="1.013cm" svg:x="5.38cm" svg:y="1.529cm">
          <text:p text:style-name="P1"><text:span text:style-name="T2">オペレーション例：</text:span><text:span text:style-name="T2">CSV</text:span><text:span text:style-name="T2">から</text:span><text:span text:style-name="T2">NS3</text:span><text:span text:style-name="T2">形式への変換 （検討中）</text:span></text:p>
          <draw:enhanced-geometry draw:mirror-horizontal="false" draw:mirror-vertical="false" svg:viewBox="0 0 20468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2" draw:layer="layout" svg:width="12.339cm" svg:height="1.436cm" svg:x="7.014cm" svg:y="0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0.864cm" svg:y="11.137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0.843cm" svg:x="0.817cm" svg:y="8.758cm">
          <text:p text:style-name="P1"><text:span text:style-name="T6">{$BIND$($#11)}(#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2" draw:layer="layout" svg:width="2.739cm" svg:height="1.013cm" svg:x="0.1cm" svg:y="13.922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2" draw:layer="layout" svg:width="10.096cm" svg:height="1.013cm" svg:x="0.11cm" svg:y="7.754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0.1cm" svg:y="5.2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5cm" svg:height="0.843cm" svg:x="0.8cm" svg:y="6.2cm">
          <text:p text:style-name="P1"><text:span text:style-name="T6">(#11{$FILE$(“A.csv”)})</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10.046cm" svg:height="1.013cm" svg:x="12.805cm" svg:y="9.976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13.564cm" svg:y="11.002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1.433cm" svg:x="13.517cm" svg:y="8.623cm">
          <text:p text:style-name="P1"><text:span text:style-name="T6">{$BIND$($#11[2],$#12[2])}(#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6" draw:layer="layout" svg:width="2.739cm" svg:height="1.013cm" svg:x="12.8cm" svg:y="13.787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6" draw:layer="layout" svg:width="10.096cm" svg:height="1.013cm" svg:x="12.81cm" svg:y="7.619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12.8cm" svg:y="5.065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9.1cm" svg:height="0.843cm" svg:x="13.5cm" svg:y="6.065cm">
          <text:p text:style-name="P1"><text:span text:style-name="T6">(#11{$FILE$(“A.csv”)},#12{$FILE$(“B.csv”)})</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3" draw:layer="layout" svg:width="3.393cm" svg:height="1.055cm" svg:x="1.6cm" svg:y="3.4cm">
          <draw:text-box>
            <text:p>1ファイル</text:p>
          </draw:text-box>
        </draw:frame>
        <draw:frame draw:style-name="gr10" draw:text-style-name="P3" draw:layer="layout" svg:width="4.312cm" svg:height="1.055cm" svg:x="14cm" svg:y="3.6cm">
          <draw:text-box>
            <text:p>複数ファイル</text:p>
          </draw:text-box>
        </draw:frame>
        <presentation:notes draw:style-name="dp2">
          <draw:page-thumbnail draw:style-name="gr4"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タイトルとコンテンツ" presentation:presentation-page-layout-name="AL2T11">
        <draw:custom-shape draw:name="テキスト ボックス 3" draw:style-name="gr1" draw:text-style-name="P6" draw:layer="layout" svg:width="10.046cm" svg:height="1.013cm" svg:x="0.105cm" svg:y="10.111cm">
          <text:p text:style-name="P1"><text:span text:style-name="T2">- </text:span><text:span text:style-name="T2">出力データ形式定義</text:span><text:span text:style-name="T2">: data.ns3.dd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4" draw:style-name="gr1" draw:text-style-name="P6" draw:layer="layout" svg:width="16.801cm" svg:height="1.013cm" svg:x="5.38cm" svg:y="1.529cm">
          <text:p text:style-name="P1"><text:span text:style-name="T2">オペレーション例：</text:span><text:span text:style-name="T2">CSV</text:span><text:span text:style-name="T2">から</text:span><text:span text:style-name="T2">NS3</text:span><text:span text:style-name="T2">形式への変換 （検討中）</text:span></text:p>
          <draw:enhanced-geometry draw:mirror-horizontal="false" draw:mirror-vertical="false" svg:viewBox="0 0 20468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1" draw:text-style-name="P6" draw:layer="layout" svg:width="12.339cm" svg:height="1.436cm" svg:x="7.014cm" svg:y="0cm">
          <text:p text:style-name="P1"><text:span text:style-name="T1">データ構造記述言語の開発</text:span></text:p>
          <draw:enhanced-geometry draw:mirror-horizontal="false" draw:mirror-vertical="false" svg:viewBox="0 0 12340 14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0" draw:style-name="gr8" draw:text-style-name="P6" draw:layer="layout" svg:width="5.636cm" svg:height="0.843cm" svg:x="0.864cm" svg:y="11.137cm">
          <text:p text:style-name="P1"><text:span text:style-name="T6">{$PI$}($#1,$#2($#4,$#3))</text:span></text:p>
          <draw:enhanced-geometry draw:mirror-horizontal="false" draw:mirror-vertical="false" svg:viewBox="0 0 5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8.983cm" svg:height="1.433cm" svg:x="0.817cm" svg:y="8.758cm">
          <text:p text:style-name="P1"><text:span text:style-name="T6">{$BIND$($#11[2],$#12[2])}(#1[2],#2[2],#3[2],#4[4,2])</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7" draw:style-name="gr1" draw:text-style-name="P6" draw:layer="layout" svg:width="2.739cm" svg:height="1.013cm" svg:x="0.1cm" svg:y="13.922cm">
          <text:p text:style-name="P1"><text:span text:style-name="T2">- </text:span><text:span text:style-name="T2">出力 </text:span><text:span text:style-name="T2">: </text:span></text:p>
          <draw:enhanced-geometry draw:mirror-horizontal="false" draw:mirror-vertical="false" svg:viewBox="0 0 274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3" draw:style-name="gr1" draw:text-style-name="P6" draw:layer="layout" svg:width="10.096cm" svg:height="1.013cm" svg:x="0.11cm" svg:y="7.754cm">
          <text:p text:style-name="P1"><text:span text:style-name="T2">- </text:span><text:span text:style-name="T2">入力データ形式定義</text:span><text:span text:style-name="T2">: data.ns3.ddf</text:span></text:p>
          <draw:enhanced-geometry draw:mirror-horizontal="false" draw:mirror-vertical="false" svg:viewBox="0 0 1009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3" draw:style-name="gr1" draw:text-style-name="P6" draw:layer="layout" svg:width="9.901cm" svg:height="1.013cm" svg:x="0.1cm" svg:y="5.2cm">
          <text:p text:style-name="P1"><text:span text:style-name="T2">- </text:span><text:span text:style-name="T2">バインドデータ定義</text:span><text:span text:style-name="T2">: data.ns3.bfl</text:span></text:p>
          <draw:enhanced-geometry draw:mirror-horizontal="false" draw:mirror-vertical="false" svg:viewBox="0 0 10047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8" draw:text-style-name="P6" draw:layer="layout" svg:width="11.4cm" svg:height="0.843cm" svg:x="0.8cm" svg:y="6.2cm">
          <text:p text:style-name="P1"><text:span text:style-name="T6">(#11{$FILE$(“A.csv”)},#12{$CSV$[3,2](“A,B,C,D,E,F”)})</text:span></text:p>
          <draw:enhanced-geometry draw:mirror-horizontal="false" draw:mirror-vertical="false" svg:viewBox="0 0 576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3" draw:layer="layout" svg:width="5.955cm" svg:height="1.055cm" svg:x="1.6cm" svg:y="3.4cm">
          <draw:text-box>
            <text:p>ファイル+直接記述</text:p>
          </draw:text-box>
        </draw:frame>
        <presentation:notes draw:style-name="dp2">
          <draw:page-thumbnail draw:style-name="gr4"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style:shrink-to-fit="true">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style:text-outline="false" style:text-line-through-style="none" style:text-line-through-type="none" style:text-position="0% 100%" style:font-name="Calibri" fo:font-family="Calibri" fo:font-size="32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hanging" style:writing-mode="lr-tb"/>
      <style:text-properties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alibri" fo:font-family="Calibri" fo:font-size="18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style:shrink-to-fit="true">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color="#000000" style:text-outline="false" style:text-line-through-style="none" style:text-line-through-type="none" style:text-position="0% 100%" style:font-name="Calibri" fo:font-family="Calibri" fo:font-size="32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100%" fo:text-align="start" style:punctuation-wrap="hanging" style:writing-mode="lr-tb"/>
      <style:text-properties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100%" fo:text-align="start" style:punctuation-wrap="hanging" style:writing-mode="lr-tb"/>
      <style:text-properties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100%" style:font-name="Calibri" fo:font-family="Calibri" fo:font-size="18pt" fo:letter-spacing="normal" fo:language="ja" fo:country="JP" fo:font-style="normal" fo:text-shadow="none" style:text-underline-style="none" fo:font-weight="normal" style:letter-kerning="true" style:font-name-asian="VL ゴシック" style:font-family-asian="'VL ゴシック'" style:font-family-generic-asian="system" style:font-pitch-asian="variable"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タイトル_20_スライド-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タイトル_20_スライド-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draw:fill="none" draw:fill-color="#ffffff" draw:auto-grow-height="false" fo:min-height="1.485cm"/>
    </style:style>
    <style:style style:name="Mpr4" style:family="presentation" style:parent-style-name="タイトル_20_スライド-backgroundobjects">
      <style:graphic-properties draw:stroke="none" draw:fill="none" draw:fill-color="#ffffff" draw:textarea-vertical-align="bottom" draw:auto-grow-height="false" fo:min-height="1.485cm"/>
    </style:style>
    <style:style style:name="Mpr5" style:family="presentation" style:parent-style-name="タイトルとコンテンツ-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タイトルとコンテンツ-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タイトルとコンテンツ-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タイトルとコンテンツ-backgroundobjects">
      <style:graphic-properties draw:stroke="none" draw:fill="none" draw:fill-color="#ffffff" draw:auto-grow-height="false" fo:min-height="1.485cm"/>
    </style:style>
    <style:style style:name="Mpr9" style:family="presentation" style:parent-style-name="タイトルとコンテンツ-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タイトル_20_スライド" style:display-name="タイトル スライド" style:page-layout-name="PM1" draw:style-name="Mdp1">
      <draw:frame draw:name="タイトル 1" presentation:style-name="Mpr1" draw:text-style-name="MP6" draw:layer="backgroundobjects" svg:width="21.589cm" svg:height="4.082cm" svg:x="1.905cm" svg:y="5.918cm" presentation:class="title" presentation:user-transformed="true">
        <draw:text-box>
          <text:p text:style-name="MP5"><text:span text:style-name="MT2">マスター タイト</text:span><text:span text:style-name="MT2">ルの書式設定</text:span></text:p>
        </draw:text-box>
      </draw:frame>
      <draw:frame draw:name="日付プレースホルダー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0-07-06">7/6/20</text:date></text:span></text:p>
        </draw:text-box>
      </draw:frame>
      <draw:frame draw:name="フッター プレースホルダー 4" presentation:style-name="Mpr2" draw:text-style-name="MP8" draw:layer="backgroundobjects" svg:width="8.042cm" svg:height="1.013cm" svg:x="8.678cm" svg:y="17.657cm" presentation:class="footer" presentation:user-transformed="true">
        <draw:text-box>
          <text:p/>
        </draw:text-box>
      </draw:frame>
      <draw:frame draw:name="スライド番号プレースホルダー 5" presentation:style-name="Mpr2" draw:text-style-name="MP8" draw:layer="backgroundobjects" svg:width="5.926cm" svg:height="1.013cm" svg:x="18.203cm" svg:y="17.657cm" presentation:class="page-number" presentation:user-transformed="true">
        <draw:text-box>
          <text:p text:style-name="MP9"><text:span text:style-name="MT3"><text:page-number>6</text:page-number></text:span></text:p>
        </draw:text-box>
      </draw:frame>
      <draw:frame presentation:style-name="タイトル_20_スライド-outline1" draw:layer="backgroundobjects" svg:width="22.859cm" svg:height="11.048cm" svg:x="1.27cm" svg:y="4.457cm" presentation:class="outline" presentation:placeholder="true">
        <draw:text-box/>
      </draw:frame>
      <presentation:notes style:page-layout-name="PM0">
        <draw:page-thumbnail presentation:style-name="タイトル_20_スライド-title" draw:layer="backgroundobjects" svg:width="14.848cm" svg:height="11.136cm" svg:x="3.075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タイトルとコンテンツ" style:page-layout-name="PM1" draw:style-name="Mdp1">
      <draw:frame draw:name="タイトル 1" presentation:style-name="Mpr5" draw:text-style-name="MP6" draw:layer="backgroundobjects" svg:width="22.859cm" svg:height="3.174cm" svg:x="1.27cm" svg:y="0.763cm" presentation:class="title" presentation:user-transformed="true">
        <draw:text-box>
          <text:p text:style-name="MP5"><text:span text:style-name="MT2">マスター タイト</text:span><text:span text:style-name="MT2">ルの書式設定</text:span></text:p>
        </draw:text-box>
      </draw:frame>
      <draw:frame draw:name="コンテンツ プレースホルダー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マスター テキストの書式設定</text:span></text:p>
              <text:list>
                <text:list-item>
                  <text:p text:style-name="MP11"><text:span text:style-name="MT5">第 </text:span><text:span text:style-name="MT5">2 </text:span><text:span text:style-name="MT5">レベル</text:span></text:p>
                  <text:list>
                    <text:list-item>
                      <text:p text:style-name="MP12"><text:span text:style-name="MT6">第 </text:span><text:span text:style-name="MT6">3 </text:span><text:span text:style-name="MT6">レベル</text:span></text:p>
                      <text:list>
                        <text:list-item>
                          <text:p text:style-name="MP13"><text:span text:style-name="MT7">第 </text:span><text:span text:style-name="MT7">4 </text:span><text:span text:style-name="MT7">レベル</text:span></text:p>
                          <text:list>
                            <text:list-item>
                              <text:p text:style-name="MP13"><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0-07-06">7/6/20</text:date></text:span></text:p>
        </draw:text-box>
      </draw:frame>
      <draw:frame draw:name="フッター プレースホルダー 4" presentation:style-name="Mpr7" draw:text-style-name="MP8" draw:layer="backgroundobjects" svg:width="8.042cm" svg:height="1.013cm" svg:x="8.678cm" svg:y="17.657cm" presentation:class="footer" presentation:user-transformed="true">
        <draw:text-box>
          <text:p/>
        </draw:text-box>
      </draw:frame>
      <draw:frame draw:name="スライド番号プレースホルダー 5" presentation:style-name="Mpr7" draw:text-style-name="MP8" draw:layer="backgroundobjects" svg:width="5.926cm" svg:height="1.013cm" svg:x="18.203cm" svg:y="17.657cm" presentation:class="page-number" presentation:user-transformed="true">
        <draw:text-box>
          <text:p text:style-name="MP9"><text:span text:style-name="MT3"><text:page-number>6</text:page-number></text:span></text:p>
        </draw:text-box>
      </draw:frame>
      <presentation:notes style:page-layout-name="PM0">
        <draw:page-thumbnail presentation:style-name="タイトルとコンテンツ-title" draw:layer="backgroundobjects" svg:width="14.848cm" svg:height="11.136cm" svg:x="3.075cm" svg:y="2.257cm" presentation:class="page"/>
        <draw:frame presentation:style-name="タイトルとコンテンツ-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AMANO KOU</meta:initial-creator>
    <meta:editing-cycles>150</meta:editing-cycles>
    <meta:creation-date>2020-04-16T04:11:41</meta:creation-date>
    <dc:date>2020-07-06T14:18:34.134761347</dc:date>
    <meta:editing-duration>PT7H47M55S</meta:editing-duration>
    <meta:generator>LibreOffice/5.3.6.1$Linux_X86_64 LibreOffice_project/30$Build-1</meta:generator>
    <meta:document-statistic meta:object-count="113"/>
    <meta:user-defined meta:name="AppVersion">14.0000</meta:user-defined>
    <meta:user-defined meta:name="Company">RIKE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8</meta:user-defined>
  </office:meta>
</office:document-meta>
</file>